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dfae7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fae7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dfae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fae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dfae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ctividad</text:span><text:span text:style-name="T1"> </text:span><text:span text:style-name="T3">1.</text:span><text:span text:style-name="T5">1</text:span><text:span text:style-name="T1">. </text:span><text:span text:style-name="T5">Testing de números por dígitos</text:span></text:p>
      <text:p text:style-name="P6"><text:span text:style-name="T6">Solo sirve para testear las números por dígitos.</text:span></text:p>
      <text:p text:style-name="P6"><text:span text:style-name="T6">Ejecutar y usar la flecha hacia la derecha para avanzar de test en test.</text:span></text:p>
      <text:p text:style-name="P6"><text:span text:style-name="T6">Testea: </text:span></text:p>
      <text:p text:style-name="P6"><text:span text:style-name="T6"><text:s text:c="2"/>1. poner número por dígitos</text:span></text:p>
      <text:p text:style-name="P6"><text:span text:style-name="T6"><text:s text:c="2"/>2. sacar número por dígitos</text:span></text:p>
      <text:p text:style-name="P6"><text:span text:style-name="T6"><text:s text:c="2"/>3. número por dígitos actual</text:span></text:p>
      <text:p text:style-name="P6"><text:span text:style-name="T6"><text:s text:c="2"/>4. hay número por dígitos</text:span></text:p>
      <text:p text:style-name="P6"><text:span text:style-name="T6"><text:s text:c="2"/>5. ocultar números por dígitos</text:span></text:p>
      <text:p text:style-name="P6"><text:span text:style-name="T6"><text:s text:c="2"/>6. relevar números por dígitos</text:span></text:p>
      <text:p text:style-name="P6"><text:span text:style-name="T6"><text:s text:c="2"/>7. números por dígitos oculto</text:span></text:p>
      <text:p text:style-name="P5"><text:span text:style-name="T6"><text:s text:c="2"/>8. hay números por dígitos oculto y no ocul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8T16:29:42.365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2" meta:word-count="74" meta:character-count="430" meta:non-whitespace-character-count="351"/>
  </office:meta>
</office:document-meta>
</file>